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MonitorAgent.checkForNewChildr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FileMonitorAgent.check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ileMonitorAgent.fireAllCreate( FileObject 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FileMonitor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aultFileMonitor.setChecksPerRun( int checksPer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gent.resetChildren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FileMonitor.DefaultFileMonitor(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Monitor.addFile( final FileObject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FileMonitor.removeFile( final FileObject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FileMonitor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_addFile( final FileObject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eMonitorAgent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Monitor.getChecksPer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queueRemove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queueAdd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getFil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Monitor.setDelay( long del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Monitor.setRecursive( final boolean new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onitorAgent.FileMonitorAgent( DefaultFileMonitor fm , FileObject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